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2.093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5.4925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6528in"/>
    </style:style>
    <style:style style:name="co8" style:family="table-column">
      <style:table-column-properties fo:break-before="auto" style:column-width="11.491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otatorControll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NP</text:p>
          </table:table-cell>
          <table:table-cell table:style-name="Default" office:value-type="string" calcext:value-type="string">
            <text:p>Order</text:p>
          </table:table-cell>
          <table:table-cell office:value-type="string" calcext:value-type="string">
            <text:p>Order p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 C11, C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 200V</text:p>
          </table:table-cell>
          <table:table-cell office:value-type="string" calcext:value-type="string">
            <text:p>Capacitor_SMD:C_1206_3216Metric_Pad1.33x1.80mm_HandSolder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Walsin/1206B104K201CT?qs=fIkAfuXiAQKvqIFf8la7zg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 C3, C4, C5, C6, C7, C8, C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 2%</text:p>
          </table:table-cell>
          <table:table-cell office:value-type="string" calcext:value-type="string">
            <text:p>Capacitor_SMD:C_1210_3225Metric_Pad1.33x2.70mm_HandSolder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<text:a xlink:href="https://www.mouser.com/ProductDetail/Murata-Electronics/GRM3195C2A104GA01D?qs=DPoM0jnrROX27rq%2FMvuQ7g%3D%3D" xlink:type="simple">https://www.mouser.com/ProductDetail/Murata-Electronics/GRM3195C2A104GA01D?qs=DPoM0jnrROX27rq%2FMvuQ7g%3D%3D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uFd</text:p>
          </table:table-cell>
          <table:table-cell office:value-type="string" calcext:value-type="string">
            <text:p>Capacitor_THT:C_Rect_L41.5mm_W20.0mm_P37.50mm_MKS4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<text:a xlink:href="https://www.digikey.com/en/products/detail/kemet/R60EW61005000K/5765877" xlink:type="simple">https://www.digikey.com/en/products/detail/kemet/R60EW61005000K/5765877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, D2, D9, 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c/semiconductors/discrete-semiconductors/diodes-rectifiers/?q=bas40-04&amp;package%20%2F%20case=SOT-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3, D14, D15, D16, D17, D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AJ90CA</text:p>
          </table:table-cell>
          <table:table-cell office:value-type="string" calcext:value-type="string">
            <text:p>Diode_SMD:D_SMA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digikey.com/en/products/detail/littelfuse-inc/SMAJ90CA/7623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4, D6, D8, D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SMD:D_SOD-123F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c/semiconductors/discrete-semiconductors/diodes-rectifiers/diodes-general-purpose-power-switching/?q=1n4148&amp;package%20%2F%20case=SOD-123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 VAC</text:p>
          </table:table-cell>
          <table:table-cell office:value-type="string" calcext:value-type="string">
            <text:p>Green, LED_SMD:LED_0805_2012Metric_Pad1.15x1.40mm_HandSolder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Wurth-Elektronik/150080VS75000?qs=LlUlMxKIyB0tGHJmO6%252B0ug%3D%3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Red, LED_SMD:LED_0805_2012Metric_Pad1.15x1.40mm_HandSolder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Dialight/598-8110-107F?qs=7JStj%2FjQ2SElGv%2Fp7IzKlg%3D%3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ke</text:p>
          </table:table-cell>
          <table:table-cell office:value-type="string" calcext:value-type="string">
            <text:p>Yellow, LED_SMD:LED_0805_2012Metric_Pad1.15x1.40mm_HandSolder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Lumex/SML-LXT0805SYW-TR?qs=iLtNwxw1bwJ%252BJ%2Fwdm9yTbg%3D%3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Green, LED_SMD:LED_0805_2012Metric_Pad1.15x1.40mm_HandSolder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Wurth-Elektronik/150080VS75000?qs=LlUlMxKIyB0tGHJmO6%252B0ug%3D%3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Connector_USB:USB_A_TE_292303-7_Horizontal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<text:a xlink:href="https://www.mouser.com/ProductDetail/TE-Connectivity/292303-4?qs=G%2F5vCLrg9vwCSlBtJwPuyg%3D%3D" xlink:type="simple">https://www.mouser.com/ProductDetail/TE-Connectivity/292303-4?qs=G%2F5vCLrg9vwCSlBtJwPuyg%3D%3D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Connector TE_MATE-N-LOK_1-770971-x_2x05_P4.14mm_Horizontal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TE-Connectivity-AMP/1-770971-0?qs=qXO2HHLAcoIkYUBB6Duh1g%3D%3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1, K2, K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5LE-1</text:p>
          </table:table-cell>
          <table:table-cell office:value-type="string" calcext:value-type="string">
            <text:p>Relay_THT:Relay_SPDT_Omron-G5LE-1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Omron-Electronics/G5LE-1-E-36-DC5?qs=aEuGZpxfbxXNlH%2FaY21zdg%3D%3D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pipe</text:p>
          </table:table-cell>
          <table:table-cell office:value-type="string" calcext:value-type="string">
            <text:p>Lightpipe:LP4-EP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Bivar/LP4-EP?qs=6qR8IwHvvofis9pvmE5b4w%3D%3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1, Q2, Q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c/semiconductors/discrete-semiconductors/transistors/mosfets/?q=bss123&amp;package%20%2F%20case=SOT-23-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, R2, R10, R15</text:p>
          </table:table-cell>
          <table:table-cell office:value-type="float" office:value="5" calcext:value-type="float">
            <text:p>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Bourns/CR0805-JW-561ELF?qs=%252BcBkmVQIZ2QM07xzjjtQsw%3D%3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4, R5, R6, R7, R8, R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K 1%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TE-Connectivity-Holsworthy/CRGCQ0805F27K?qs=wUXugUrL1qxtIdwJ30Fl3w%3D%3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1, R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3, R1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Potentiometer_US</text:p>
          </table:table-cell>
          <table:table-cell office:value-type="string" calcext:value-type="string">
            <text:p>Potentiometer_THT:Potentiometer_Alps_RK09K_Single_Horizontal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BI-Technologies-TT-Electronics/P090S-14T20BR10K?qs=XMFZpxCDm8%252BwSl1Xw5zopA%3D%3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CW</text:p>
          </table:table-cell>
          <table:table-cell office:value-type="string" calcext:value-type="string">
            <text:p>Button_Switch_THT:SW_Push_1P2T_Vertical_E-Switch_800UDP8P1A1M6</text:p>
          </table:table-cell>
          <table:table-cell/>
          <table:table-cell office:value-type="date" office:date-value="2024-07-14" calcext:value-type="date">
            <text:p>07/14/24</text:p>
          </table:table-cell>
          <table:table-cell office:value-type="string" calcext:value-type="string">
            <text:p>https://www.digikey.com/en/products/detail/nkk-switches/BB15AH-FA/10561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CCW</text:p>
          </table:table-cell>
          <table:table-cell office:value-type="string" calcext:value-type="string">
            <text:p>Button_Switch_THT:SW_Push_1P2T_Vertical_E-Switch_800UDP8P1A1M6</text:p>
          </table:table-cell>
          <table:table-cell/>
          <table:table-cell office:value-type="date" office:date-value="2024-07-14" calcext:value-type="date">
            <text:p>07/14/24</text:p>
          </table:table-cell>
          <table:table-cell office:value-type="string" calcext:value-type="string">
            <text:p>https://www.digikey.com/en/products/detail/nkk-switches/BB15AH-FA/10561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ensy4.0</text:p>
          </table:table-cell>
          <table:table-cell office:value-type="string" calcext:value-type="string">
            <text:p>Teensy:Teensy40_Simpl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161W</text:p>
          </table:table-cell>
          <table:table-cell office:value-type="string" calcext:value-type="string">
            <text:p>Package_TO_SOT_SMD:SOT-23-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Black with white line on side and top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<text:a xlink:href="https://www.digikey.com/en/products/detail/cliff-electronic-components-ltd/CL170841CR/15928679" xlink:type="simple">https://www.digikey.com/en/products/detail/cliff-electronic-components-ltd/CL170841CR/15928679</text:a></text:p>
            <text:p><text:a xlink:href="https://www.mouser.com/ProductDetail/Davies-Molding/1109?qs=byeeYqUIh0OoGHtJMXf6Uw%3D%3D" xlink:type="simple">https://www.mouser.com/ProductDetail/Davies-Molding/1109?qs=byeeYqUIh0OoGHtJMXf6Uw%3D%3D</text:a>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closure</text:p>
          </table:table-cell>
          <table:table-cell office:value-type="string" calcext:value-type="string">
            <text:p>Extruded aluminum, 100x71</text:p>
          </table:table-cell>
          <table:table-cell/>
          <table:table-cell office:value-type="date" office:date-value="2024-07-14" calcext:value-type="date">
            <text:p>07/14/24</text:p>
          </table:table-cell>
          <table:table-cell office:value-type="string" calcext:value-type="string">
            <text:p>https://www.amazon.com/Waterproof-Universal-Electronic-Enclosure-Electrical/dp/B0B6CYV6HL?th=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lug 2x5</text:p>
          </table:table-cell>
          <table:table-cell office:value-type="string" calcext:value-type="string">
            <text:p><text:span text:style-name="T1">Connector_TE-Connectivity:TE_MATE-N-LOK, </text:span>770580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TE-Connectivity/770580-1?qs=bVE8zYB%2Fq2c9c2iilA9Z7A%3D%3D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<text:span text:style-name="T1">Connector_TE-Connectivity:TE_MATE-N-LOK</text:span>, 794407-1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TE-Connectivity-AMP/794407-1-CUT-STRIP?qs=2FIyTMJ0hNnSnwLOSBxidQ%3D%3D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<text:span text:style-name="T1">Connector_TE-Connectivity:TE_MATE-N-LOK</text:span>, 794406-1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TE-Connectivity-AMP/794406-1-Cut-Strip?qs=b85dNVE93B7rNl75Kud9NQ%3D%3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06708-1 </text:p>
          </table:table-cell>
          <table:table-cell office:value-type="string" calcext:value-type="string">
            <text:p>Plug, Amp CPC Series 1, Size 13-9, Key A, 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TE-Connectivity/206708-1?qs=sGAEpiMZZMvwyOPDUMfDH92TNVTRkJg8HZbzuQEmr5U%3D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66100-9</text:p>
          </table:table-cell>
          <table:table-cell office:value-type="string" calcext:value-type="string">
            <text:p>Socket, 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TE-Connectivity-AMP/1-66100-9-CUT-STRIP?qs=2FIyTMJ0hNlfmtP0Mxnzpg%3D%3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06966-9</text:p>
          </table:table-cell>
          <table:table-cell office:value-type="string" calcext:value-type="string">
            <text:p>Cable Clamp</text:p>
          </table:table-cell>
          <table:table-cell/>
          <table:table-cell office:value-type="date" office:date-value="2024-07-13" calcext:value-type="date">
            <text:p>07/13/24</text:p>
          </table:table-cell>
          <table:table-cell office:value-type="string" calcext:value-type="string">
            <text:p>https://www.mouser.com/ProductDetail/571-206966-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17:31:25.0813676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5T02:51:14.700304534</dc:date>
    <meta:editing-duration>PT15H58M51S</meta:editing-duration>
    <meta:editing-cycles>6</meta:editing-cycles>
    <meta:generator>LibreOffice/7.6.7.2$Linux_X86_64 LibreOffice_project/60$Build-2</meta:generator>
    <meta:document-statistic meta:table-count="1" meta:cell-count="207" meta:object-count="0"/>
  </office:meta>
</office:document-meta>
</file>